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ynthese" svg:font-family="synthese, sans-serif"/>
    <style:font-face style:name="var font-family--heading" svg:font-family="'var font-family--heading'"/>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fa68" officeooo:paragraph-rsid="0019fa68"/>
    </style:style>
    <style:style style:name="P2" style:family="paragraph" style:parent-style-name="Standard">
      <style:text-properties fo:font-size="12pt" officeooo:rsid="0019fa68" officeooo:paragraph-rsid="0019fa68" style:font-size-asian="12pt" style:font-size-complex="12pt"/>
    </style:style>
    <style:style style:name="P3" style:family="paragraph" style:parent-style-name="Text_20_body">
      <style:text-properties officeooo:rsid="0019fa68" officeooo:paragraph-rsid="0019fa68"/>
    </style:style>
    <style:style style:name="P4" style:family="paragraph" style:parent-style-name="Text_20_body">
      <style:text-properties fo:font-variant="normal" fo:text-transform="none" style:font-name="synthese" fo:font-size="12pt" fo:letter-spacing="normal" fo:font-style="normal" fo:font-weight="normal" officeooo:rsid="0019fa68" officeooo:paragraph-rsid="0019fa68" style:font-size-asian="12pt" style:font-size-complex="12pt"/>
    </style:style>
    <style:style style:name="P5" style:family="paragraph" style:parent-style-name="Text_20_body">
      <style:paragraph-properties fo:margin-left="0cm" fo:margin-right="0cm" fo:margin-top="0.265cm" fo:margin-bottom="0.265cm" loext:contextual-spacing="false" style:line-height-at-least="0.635cm" fo:orphans="2" fo:widows="2" fo:text-indent="0cm" style:auto-text-indent="false"/>
      <style:text-properties fo:font-variant="normal" fo:text-transform="none" style:font-name="synthese" fo:font-size="12pt" fo:letter-spacing="normal" fo:font-style="normal" fo:font-weight="normal" style:font-size-asian="12pt" style:font-size-complex="12pt"/>
    </style:style>
    <style:style style:name="P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ynthese" fo:font-size="12pt" fo:letter-spacing="normal" fo:font-style="normal" fo:font-weight="normal" style:font-size-asian="12pt" style:font-size-complex="12pt"/>
    </style:style>
    <style:style style:name="P7" style:family="paragraph" style:parent-style-name="Text_20_body" style:list-style-name="L1">
      <style:paragraph-properties fo:margin-top="0.132cm" fo:margin-bottom="0.247cm" loext:contextual-spacing="false" fo:orphans="2" fo:widows="2" fo:padding="0cm" fo:border="none"/>
      <style:text-properties fo:font-variant="normal" fo:text-transform="none" fo:color="#000000" style:font-name="synthese" fo:font-size="14pt" fo:letter-spacing="normal" fo:font-style="normal" fo:font-weight="normal"/>
    </style:style>
    <style:style style:name="P8" style:family="paragraph" style:parent-style-name="Text_20_body" style:list-style-name="L1">
      <style:paragraph-properties fo:margin-top="0.132cm" fo:margin-bottom="0.247cm" loext:contextual-spacing="false" fo:orphans="2" fo:widows="2" fo:padding="0cm" fo:border="none"/>
      <style:text-properties fo:font-variant="normal" fo:text-transform="none" fo:color="#000000" style:font-name="synthese" fo:font-size="12pt" fo:letter-spacing="normal" fo:font-style="normal" fo:font-weight="normal" style:font-size-asian="12pt" style:font-size-complex="12pt"/>
    </style:style>
    <style:style style:name="P9" style:family="paragraph" style:parent-style-name="Heading_20_3">
      <style:paragraph-properties fo:margin-left="0cm" fo:margin-right="0cm" fo:margin-top="0.794cm" fo:margin-bottom="0.529cm" loext:contextual-spacing="false" fo:orphans="2" fo:widows="2" fo:text-indent="0cm" style:auto-text-indent="false"/>
      <style:text-properties officeooo:paragraph-rsid="001b85e3"/>
    </style:style>
    <style:style style:name="P10" style:family="paragraph" style:parent-style-name="Heading_20_2">
      <style:text-properties fo:font-variant="normal" fo:text-transform="none" style:font-name="var font-family--heading" fo:font-size="12pt" fo:letter-spacing="normal" fo:font-style="normal" style:font-size-asian="12pt" style:font-size-complex="12pt"/>
    </style:style>
    <style:style style:name="T1" style:family="text">
      <style:text-properties fo:font-variant="normal" fo:text-transform="none" style:font-name="synthese" fo:font-size="14pt" fo:letter-spacing="normal" fo:font-style="normal" fo:font-weight="normal"/>
    </style:style>
    <style:style style:name="T2" style:family="text">
      <style:text-properties fo:font-variant="normal" fo:text-transform="none" style:font-name="synthese" fo:letter-spacing="normal" fo:font-style="normal" fo:font-weight="normal"/>
    </style:style>
    <style:style style:name="T3" style:family="text">
      <style:text-properties fo:font-variant="normal" fo:text-transform="none" style:font-name="synthese" fo:font-size="12pt" fo:letter-spacing="normal" fo:font-style="normal" fo:font-weight="normal" style:font-size-asian="12pt" style:font-size-complex="12pt"/>
    </style:style>
    <style:style style:name="T4" style:family="text">
      <style:text-properties fo:font-variant="normal" fo:text-transform="none" fo:color="#9b27b0" style:text-line-through-style="none" style:text-line-through-type="none" style:font-name="synthese" fo:font-size="14pt" fo:letter-spacing="normal" fo:font-style="normal" style:text-underline-style="none" fo:font-weight="normal" style:text-blinking="false"/>
    </style:style>
    <style:style style:name="T5" style:family="text">
      <style:text-properties fo:font-variant="normal" fo:text-transform="none" fo:color="#9b27b0" style:text-line-through-style="none" style:text-line-through-type="none" style:font-name="synthese" fo:letter-spacing="normal" fo:font-style="normal" style:text-underline-style="none" fo:font-weight="normal" style:text-blinking="false"/>
    </style:style>
    <style:style style:name="T6" style:family="text">
      <style:text-properties fo:font-variant="normal" fo:text-transform="none" fo:color="#9b27b0" style:text-line-through-style="none" style:text-line-through-type="none" style:font-name="synthese"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style:font-name="var font-family--heading" fo:font-size="12pt" fo:letter-spacing="normal" fo:font-style="normal" style:font-size-asian="12pt" style:font-size-complex="12pt"/>
    </style:style>
    <style:style style:name="T8" style:family="text">
      <style:text-properties fo:font-size="12pt" style:font-size-asian="12pt" style:font-size-complex="12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fference between JDK,JRE,JVM</text:p>
      <text:p text:style-name="P1"/>
      <text:p text:style-name="P3"><text:span text:style-name="T1">JDK, JRE, and JVM are core concepts of Java programming language. Although they all look similar and as a programmer, we don’t care about these concepts a lot, but they are different and meant for specific purposes. It’s one of the common </text:span><text:a xlink:type="simple" xlink:href="https://www.journaldev.com/java-interview-questions" text:style-name="Internet_20_link" text:visited-style-name="Visited_20_Internet_20_Link"><text:span text:style-name="T4">java interview questions</text:span></text:a><text:span text:style-name="T1"> and this article will explain each one of these and what is the difference between them.</text:span></text:p>
      <text:h text:style-name="P9" text:outline-level="3"><text:bookmark text:name="jdk"/><text:span text:style-name="T7">JDK</text:span></text:h>
      <text:h text:style-name="P9" text:outline-level="3"><text:span text:style-name="T3">Java Development Kit is the core component of Java Environment and provides all the tools, executables and binaries required to compile, debug and execute a Java Program. JDK is a platform-specific software and that’s why we have separate installers for Windows, Mac, and Unix systems. We can say that JDK is the superset of JRE since it contains JRE with Java compiler, debugger, and core classes. The current version of JDK is 11 also known as </text:span><text:a xlink:type="simple" xlink:href="https://www.journaldev.com/24601/java-11-features" office:target-frame-name="_blank" xlink:show="new" text:style-name="Internet_20_link" text:visited-style-name="Visited_20_Internet_20_Link"><text:span text:style-name="T6">Java 11</text:span></text:a><text:span text:style-name="T3">.</text:span></text:h>
      <text:p text:style-name="P2"/>
      <text:p text:style-name="P2">JRE</text:p>
      <text:p text:style-name="P2"/>
      <text:p text:style-name="P4">JRE is the implementation of JVM, it provides a platform to execute java programs. JRE consists of JVM and java binaries and other classes to execute any program successfully. JRE doesn’t contain any development tools like java compiler, debugger etc. If you want to execute any java program, you should have JRE installed but we don’t need JDK for running any java program.</text:p>
      <text:h text:style-name="P10" text:outline-level="2"><text:bookmark text:name="jdk-vs-jre-vs-jvm"/>JDK vs JRE vs JVM</text:h>
      <text:p text:style-name="P5">Let’s look at some of the important difference between JDK, JRE, and JVM.</text:p>
      <text:list xml:id="list1134824283" text:style-name="L1">
        <text:list-item>
          <text:p text:style-name="P6">JDK is for development purpose whereas JRE is for running the java programs.</text:p>
        </text:list-item>
        <text:list-item>
          <text:p text:style-name="P8">JDK and JRE both contains JVM so that we can run our java program.</text:p>
        </text:list-item>
        <text:list-item>
          <text:p text:style-name="P7"><text:span text:style-name="T8">JVM is the heart of java programming language and provides platform independenc</text:span>e.</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ynthese" svg:font-family="synthese, sans-serif"/>
    <style:font-face style:name="var font-family--heading" svg:font-family="'var font-family--heading'"/>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11:55:27.467148143</meta:creation-date>
    <dc:date>2019-10-13T17:59:24.306982640</dc:date>
    <meta:editing-duration>PT10M45S</meta:editing-duration>
    <meta:editing-cycles>2</meta:editing-cycles>
    <meta:generator>LibreOffice/6.0.7.3$Linux_X86_64 LibreOffice_project/00m0$Build-3</meta:generator>
    <meta:document-statistic meta:table-count="0" meta:image-count="0" meta:object-count="0" meta:page-count="1" meta:paragraph-count="12" meta:word-count="267" meta:character-count="1536" meta:non-whitespace-character-count="1282"/>
  </office:meta>
</office:document-meta>
</file>